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845466515200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45466520576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45466513152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845466512640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845466521344">
          <table:table-cell table:style-name="Table1.A1" office:value-type="string">
            <text:p text:style-name="P38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7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845466522624">
          <table:table-cell table:style-name="Table1.A1" office:value-type="string">
            <text:p text:style-name="P38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845466514944">
          <table:table-cell table:style-name="Table1.A1" office:value-type="string">
            <text:p text:style-name="P38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845466517760">
          <table:table-cell table:style-name="Table1.A1" office:value-type="string">
            <text:p text:style-name="P15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845466520064">
          <table:table-cell table:style-name="Table1.A1" office:value-type="string">
            <text:p text:style-name="P15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845466515968">
          <table:table-cell table:style-name="Table1.A1" office:value-type="string">
            <text:p text:style-name="P15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845466518272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845466522112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5466519296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845466519808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5466524160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4546652646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45466818432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845466822272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2278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2288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551010341" text:style-name="L1">
              <text:list-item>
                <text:p text:style-name="P65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7920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20480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07936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092248049" text:style-name="L2">
              <text:list-item>
                <text:p text:style-name="P66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09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4848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5104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845466822528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1561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17152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845466820736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45466818944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845467268944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845467267920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20M28S</meta:editing-duration>
    <meta:editing-cycles>1121</meta:editing-cycles>
    <dc:date>2022-12-01T11:52:23.154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